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544f" officeooo:paragraph-rsid="0008544f"/>
    </style:style>
    <style:style style:name="P2" style:family="paragraph" style:parent-style-name="Standard">
      <style:paragraph-properties fo:break-before="page"/>
      <style:text-properties officeooo:rsid="0008544f" officeooo:paragraph-rsid="000854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bspezies</text:p>
      <text:p text:style-name="P1">Altern</text:p>
      <text:p text:style-name="P1">Größe</text:p>
      <text:p text:style-name="P1">Gewicht</text:p>
      <text:p text:style-name="P1"/>
      <text:p text:style-name="P2">Heimat</text:p>
      <text:p text:style-name="P2">Vorgeschichte</text:p>
      <text:p text:style-name="P1">Familie</text:p>
      <text:p text:style-name="P1">Kindheit</text:p>
      <text:p text:style-name="P1">Hobbys</text:p>
      <text:p text:style-name="P1">Beruf</text:p>
      <text:p text:style-name="P1"/>
      <text:p text:style-name="P2">Charakteristika</text:p>
      <text:p text:style-name="P1">Tugenden</text:p>
      <text:p text:style-name="P1">Laster</text:p>
      <text:p text:style-name="P1"/>
      <text:p text:style-name="P2">Schicksa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09:08:38.394000000</meta:creation-date>
    <dc:date>2024-05-28T09:12:01.119000000</dc:date>
    <meta:editing-duration>PT3M23S</meta:editing-duration>
    <meta:editing-cycles>1</meta:editing-cycles>
    <meta:document-statistic meta:table-count="0" meta:image-count="0" meta:object-count="0" meta:page-count="5" meta:paragraph-count="14" meta:word-count="14" meta:character-count="111" meta:non-whitespace-character-count="111"/>
    <meta:generator>LibreOffice/24.2.3.2$Windows_X86_64 LibreOffice_project/433d9c2ded56988e8a90e6b2e771ee4e6a5ab2ba</meta:generator>
  </office:meta>
</office:document-meta>
</file>